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JXPathBinding.ClassJXPathBinding( JXPathBindingBuilderBase . CommonAttributes commonAtts , String widgetId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JXPathBinding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